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00fd" officeooo:paragraph-rsid="001500f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00fd" officeooo:paragraph-rsid="001500f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83c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udek technické zprávy</text:p>
      <text:p text:style-name="P1"/>
      <text:p text:style-name="P2">Název práce: <text:span text:style-name="T1">Nástroje pro práci s Google službami v KDE</text:span></text:p>
      <text:p text:style-name="P2">Autor práce: <text:span text:style-name="T1">Jan Grulich</text:span></text:p>
      <text:p text:style-name="P2"><text:span text:style-name="T1"/></text:p>
      <text:p text:style-name="P2">Zhodnocení technické zprávy:</text:p>
      <text:p text:style-name="P2"><text:span text:style-name="T1">Práce je po obsahové stránce velmi pěkná. Nemá žádné závažné nedostatky. Text neobsahuje pravopisné chyby, ani překlepy. Nenacházejí se v něm nelogická, nebo špatně strukturovaná souvětí. Práce je přehledně strukturovaná a popisuje problematiku tak, aby ji pochopil i člověk, který s ní není příliš obeznámený. Mohla by tak sloužit jako návod </text:span><text:span text:style-name="T2">k</text:span><text:span text:style-name="T1"> psaní widgetů pro pracovní prostředí KDE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 PL UMing CN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AR PL UMing CN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C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16:08:56.290877570</meta:creation-date>
    <dc:date>2013-12-21T16:20:27.098833029</dc:date>
    <meta:editing-duration>PT1M53S</meta:editing-duration>
    <meta:editing-cycles>7</meta:editing-cycles>
    <meta:generator>LibreOffice/4.1.2.3$Linux_x86 LibreOffice_project/410m0$Build-3</meta:generator>
    <meta:document-statistic meta:table-count="0" meta:image-count="0" meta:object-count="0" meta:page-count="1" meta:paragraph-count="5" meta:word-count="78" meta:character-count="517" meta:non-whitespace-character-count="444"/>
  </office:meta>
</office:document-meta>
</file>